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9257in" fo:margin-left="-0.0007in" fo:margin-top="0in" fo:margin-bottom="0in" table:align="left" style:writing-mode="lr-tb"/>
    </style:style>
    <style:style style:name="Table1.A" style:family="table-column">
      <style:table-column-properties style:column-width="2.3736in"/>
    </style:style>
    <style:style style:name="Table1.B" style:family="table-column">
      <style:table-column-properties style:column-width="4.5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08080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808080" fo:padding-left="0.0333in" fo:padding-right="0.0382in" fo:padding-top="0.0382in" fo:padding-bottom="0.0382in" fo:border="0.25pt solid #000001">
        <style:background-image/>
      </style:table-cell-properties>
    </style:style>
    <style:style style:name="Table1.A2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1.B2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color="#ffffff" style:font-name="Liberation Sans1" fo:font-size="12pt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Liberation Mono" fo:font-size="10pt" style:font-size-asian="10pt" style:font-size-complex="10pt"/>
    </style:style>
    <style:style style:name="P6" style:family="paragraph" style:parent-style-name="Table_20_Contents">
      <style:text-properties style:font-name="Liberation Mono" fo:font-size="10pt" officeooo:rsid="00274bf8" officeooo:paragraph-rsid="00274bf8" style:font-size-asian="10pt" style:font-size-complex="10pt"/>
    </style:style>
    <style:style style:name="P7" style:family="paragraph" style:parent-style-name="Table_20_Contents">
      <style:text-properties style:font-name="Liberation Mono" fo:font-size="10pt" officeooo:rsid="00299a09" officeooo:paragraph-rsid="00299a09" style:font-size-asian="10pt" style:font-size-complex="10pt"/>
    </style:style>
    <style:style style:name="P8" style:family="paragraph" style:parent-style-name="Table_20_Contents">
      <style:text-properties style:font-name="Liberation Mono" fo:font-size="10pt" officeooo:rsid="002ae968" officeooo:paragraph-rsid="002ae968" style:font-size-asian="10pt" style:font-size-complex="10pt"/>
    </style:style>
    <style:style style:name="P9" style:family="paragraph" style:parent-style-name="Table_20_Contents">
      <style:text-properties style:font-name="Liberation Mono" fo:font-size="10pt" officeooo:rsid="002d3a5f" officeooo:paragraph-rsid="002d3a5f" style:font-size-asian="10pt" style:font-size-complex="10pt"/>
    </style:style>
    <style:style style:name="P10" style:family="paragraph" style:parent-style-name="Table_20_Contents">
      <style:text-properties style:font-name="Liberation Mono" fo:font-size="10pt" officeooo:rsid="002d5a5f" officeooo:paragraph-rsid="002d5a5f" style:font-size-asian="10pt" style:font-size-complex="10pt"/>
    </style:style>
    <style:style style:name="P11" style:family="paragraph" style:parent-style-name="Table_20_Contents">
      <style:text-properties style:font-name="Liberation Mono" fo:font-size="10pt" officeooo:rsid="0019d6f2" officeooo:paragraph-rsid="0019d6f2" style:font-size-asian="10pt" style:font-size-complex="10pt"/>
    </style:style>
    <style:style style:name="P12" style:family="paragraph" style:parent-style-name="Table_20_Contents">
      <style:text-properties style:font-name="Liberation Mono" fo:font-size="10pt" officeooo:rsid="00300ee5" officeooo:paragraph-rsid="00300ee5" style:font-size-asian="10pt" style:font-size-complex="10pt"/>
    </style:style>
    <style:style style:name="P13" style:family="paragraph" style:parent-style-name="Table_20_Contents">
      <style:text-properties style:font-name="Liberation Mono" fo:font-size="10pt" officeooo:rsid="0031484e" officeooo:paragraph-rsid="0031484e" style:font-size-asian="10pt" style:font-size-complex="10pt"/>
    </style:style>
    <style:style style:name="P14" style:family="paragraph" style:parent-style-name="Table_20_Contents">
      <style:text-properties style:font-name="Liberation Mono" fo:font-size="10pt" officeooo:rsid="002c2c78" officeooo:paragraph-rsid="001733d7" style:font-size-asian="10pt" style:font-size-complex="10pt"/>
    </style:style>
    <style:style style:name="P15" style:family="paragraph" style:parent-style-name="Table_20_Contents">
      <style:text-properties fo:color="#00000a" style:font-name="Liberation Mono" fo:font-size="10pt" fo:language="en" fo:country="US" officeooo:rsid="001cf6cb" officeooo:paragraph-rsid="001cf6cb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P16" style:family="paragraph" style:parent-style-name="Table_20_Contents">
      <style:text-properties fo:color="#00000a" style:font-name="Liberation Mono" fo:font-size="10pt" fo:language="en" fo:country="US" officeooo:rsid="002df48a" officeooo:paragraph-rsid="002df48a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P17" style:family="paragraph" style:parent-style-name="Table_20_Contents">
      <style:text-properties fo:color="#00000a" style:font-name="Liberation Mono" fo:font-size="10pt" fo:language="en" fo:country="US" officeooo:rsid="002e854d" officeooo:paragraph-rsid="002e854d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P18" style:family="paragraph" style:parent-style-name="Table_20_Contents">
      <style:text-properties fo:color="#00000a" style:font-name="Liberation Mono" fo:font-size="10pt" fo:language="en" fo:country="US" officeooo:rsid="00327173" officeooo:paragraph-rsid="00327173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P19" style:family="paragraph" style:parent-style-name="Table_20_Contents">
      <style:text-properties officeooo:paragraph-rsid="0021d3e3"/>
    </style:style>
    <style:style style:name="P20" style:family="paragraph" style:parent-style-name="Table_20_Contents">
      <style:text-properties officeooo:paragraph-rsid="00274bf8"/>
    </style:style>
    <style:style style:name="P21" style:family="paragraph" style:parent-style-name="Table_20_Contents">
      <style:text-properties officeooo:paragraph-rsid="002d5a5f"/>
    </style:style>
    <style:style style:name="P22" style:family="paragraph" style:parent-style-name="Table_20_Contents">
      <style:text-properties officeooo:paragraph-rsid="002df48a"/>
    </style:style>
    <style:style style:name="P23" style:family="paragraph" style:parent-style-name="Table_20_Contents">
      <style:text-properties officeooo:paragraph-rsid="002e854d"/>
    </style:style>
    <style:style style:name="P24" style:family="paragraph" style:parent-style-name="Table_20_Contents">
      <style:text-properties officeooo:paragraph-rsid="00300ee5"/>
    </style:style>
    <style:style style:name="P25" style:family="paragraph" style:parent-style-name="Table_20_Contents">
      <style:text-properties officeooo:paragraph-rsid="00327173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Table_20_Contents" style:list-style-name="WWNum2"/>
    <style:style style:name="P28" style:family="paragraph" style:parent-style-name="Table_20_Contents" style:list-style-name="WWNum2">
      <style:text-properties officeooo:paragraph-rsid="0021d3e3"/>
    </style:style>
    <style:style style:name="P29" style:family="paragraph" style:parent-style-name="Table_20_Contents" style:list-style-name="WWNum1"/>
    <style:style style:name="T1" style:family="text">
      <style:text-properties style:font-name="Liberation Sans1"/>
    </style:style>
    <style:style style:name="T2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ans1" fo:font-size="14pt" fo:font-weight="bold" officeooo:rsid="0026e02d" style:font-size-asian="14pt" style:font-weight-asian="bold" style:font-size-complex="14pt" style:font-weight-complex="bold"/>
    </style:style>
    <style:style style:name="T4" style:family="text">
      <style:text-properties style:font-name="Liberation Sans1" fo:font-size="10pt" style:font-size-asian="10pt" style:font-size-complex="10pt"/>
    </style:style>
    <style:style style:name="T5" style:family="text">
      <style:text-properties style:font-name="Liberation Sans1" fo:font-size="10pt" officeooo:rsid="00172412" style:font-size-asian="10pt" style:font-size-complex="10pt"/>
    </style:style>
    <style:style style:name="T6" style:family="text">
      <style:text-properties style:font-name="Liberation Sans1" fo:font-size="10pt" officeooo:rsid="00201f89" style:font-size-asian="10pt" style:font-size-complex="10pt"/>
    </style:style>
    <style:style style:name="T7" style:family="text">
      <style:text-properties style:font-name="Liberation Sans1" fo:font-size="10pt" officeooo:rsid="0021d3e3" style:font-size-asian="10pt" style:font-size-complex="10pt"/>
    </style:style>
    <style:style style:name="T8" style:family="text">
      <style:text-properties style:font-name="Liberation Sans1" fo:font-size="10pt" officeooo:rsid="0024252a" style:font-size-asian="10pt" style:font-size-complex="10pt"/>
    </style:style>
    <style:style style:name="T9" style:family="text">
      <style:text-properties style:font-name="Liberation Sans1" fo:font-size="10pt" officeooo:rsid="00250522" style:font-size-asian="10pt" style:font-size-complex="10pt"/>
    </style:style>
    <style:style style:name="T10" style:family="text">
      <style:text-properties style:font-name="Liberation Sans1" fo:font-size="10pt" officeooo:rsid="0035abad" style:font-size-asian="10pt" style:font-size-complex="10pt"/>
    </style:style>
    <style:style style:name="T11" style:family="text">
      <style:text-properties style:font-name="Liberation Sans1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Liberation Sans1" fo:font-size="10pt" style:text-underline-style="solid" style:text-underline-width="auto" style:text-underline-color="font-color" officeooo:rsid="0021d3e3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497b1"/>
    </style:style>
    <style:style style:name="T15" style:family="text">
      <style:text-properties officeooo:rsid="0021d3e3"/>
    </style:style>
    <style:style style:name="T16" style:family="text">
      <style:text-properties officeooo:rsid="001b33dc"/>
    </style:style>
    <style:style style:name="T17" style:family="text">
      <style:text-properties officeooo:rsid="002d5a5f"/>
    </style:style>
    <style:style style:name="T18" style:family="text">
      <style:text-properties officeooo:rsid="00300ee5"/>
    </style:style>
    <style:style style:name="T19" style:family="text">
      <style:text-properties officeooo:rsid="00335d28"/>
    </style:style>
    <style:style style:name="T20" style:family="text">
      <style:text-properties officeooo:rsid="0034cedd"/>
    </style:style>
    <style:style style:name="T21" style:family="text">
      <style:text-properties officeooo:rsid="0034e225"/>
    </style:style>
    <style:style style:name="T22" style:family="text">
      <style:text-properties officeooo:rsid="00353c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">MyBatis DAO Generator (EmpusaMB) for </text:span><text:span text:style-name="T3">PostgreSQL</text:span></text:p>
      <text:p text:style-name="P1"/>
      <text:p text:style-name="P3">This document shows which Java types are generated by the DAO Generator for each <text:span text:style-name="T19">PostgreSQL</text:span> column type.</text:p>
      <text:p text:style-name="P3"/>
      <text:p text:style-name="P3">Please note that the Java types for the <text:span text:style-name="T19">PostgreSQL </text:span>columns may vary depending on the specific version and variant of <text:span text:style-name="T14">Oracle</text:span>, the operating system where the database engine is running, and the JDBC driver version.</text:p>
      <text:p text:style-name="P3"/>
      <text:p text:style-name="P2">Default Java Types</text:p>
      <text:p text:style-name="P3"/>
      <text:p text:style-name="P3">If no special rule is defined for a column in the configuration file the DAO generator will use the following rules to decide which java type to use for each column.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1">PostgreSQL </text:span>data type</text:p>
          </table:table-cell>
          <table:table-cell table:style-name="Table1.B1" office:value-type="string">
            <text:p text:style-name="P4">Java type (by default)</text:p>
          </table:table-cell>
        </table:table-row>
        <table:table-row table:style-name="Table1.1">
          <table:table-cell table:style-name="Table1.A2" office:value-type="string">
            <text:p text:style-name="P6">SMALLINT, </text:p>
            <text:p text:style-name="P6">SMALLSERIAL</text:p>
          </table:table-cell>
          <table:table-cell table:style-name="Table1.B2" office:value-type="string">
            <text:p text:style-name="P20"><text:span text:style-name="java-type">java.lang.Short</text:span></text:p>
          </table:table-cell>
        </table:table-row>
        <table:table-row table:style-name="Table1.1">
          <table:table-cell table:style-name="Table1.A2" office:value-type="string">
            <text:p text:style-name="P6">INTEGER, </text:p>
            <text:p text:style-name="P6">SERIAL</text:p>
          </table:table-cell>
          <table:table-cell table:style-name="Table1.B2" office:value-type="string">
            <text:p text:style-name="P20"><text:span text:style-name="java-type">java.lang.Integer</text:span></text:p>
          </table:table-cell>
        </table:table-row>
        <table:table-row table:style-name="Table1.1">
          <table:table-cell table:style-name="Table1.A2" office:value-type="string">
            <text:p text:style-name="P6">BIGINT,</text:p>
            <text:p text:style-name="P6">BIGSERIAL</text:p>
          </table:table-cell>
          <table:table-cell table:style-name="Table1.B2" office:value-type="string">
            <text:p text:style-name="P20"><text:span text:style-name="java-type">java.lang.Long</text:span></text:p>
          </table:table-cell>
        </table:table-row>
        <table:table-row table:style-name="Table1.1">
          <table:table-cell table:style-name="Table1.A2" office:value-type="string">
            <text:p text:style-name="P7">DECIMAL(p,s)</text:p>
            <text:p text:style-name="P8">NUMERIC(p,s)</text:p>
          </table:table-cell>
          <table:table-cell table:style-name="Table1.B2" office:value-type="string">
            <text:p text:style-name="P19"><text:span text:style-name="T4">If </text:span><text:span text:style-name="T7">neither </text:span><text:span text:style-name="T12">p</text:span><text:span text:style-name="T7"> or </text:span><text:span text:style-name="T12">s</text:span><text:span text:style-name="T7"> are specified:</text:span></text:p>
            <text:list xml:id="list8962096072981360402" text:style-name="WWNum2">
              <text:list-item>
                <text:p text:style-name="P28"><text:span text:style-name="T7"><text:s/></text:span><text:span text:style-name="java-type"><text:span text:style-name="T15">java.math.BigDecimal</text:span></text:span></text:p>
              </text:list-item>
            </text:list>
            <text:p text:style-name="P19"><text:span text:style-name="T7">If</text:span><text:span text:style-name="T4"> </text:span><text:span text:style-name="T11">s</text:span><text:span text:style-name="T4"> is </text:span><text:span text:style-name="T6">spe</text:span><text:span text:style-name="T9">c</text:span><text:span text:style-name="T6">ified and </text:span><text:span text:style-name="T4">different from zero the Java type is:</text:span></text:p>
            <text:list xml:id="list95458422403310" text:continue-numbering="true" text:style-name="WWNum2">
              <text:list-item>
                <text:p text:style-name="P27"><text:span text:style-name="T13"><text:s/></text:span><text:span text:style-name="java-type">java.math.BigDecimal</text:span></text:p>
              </text:list-item>
            </text:list>
            <text:p text:style-name="Table_20_Contents"><text:span text:style-name="T4">if </text:span><text:span text:style-name="T11">s</text:span><text:span text:style-name="T4"> </text:span><text:span text:style-name="T5">is </text:span><text:span text:style-name="T8">not </text:span><text:span text:style-name="T4">specified </text:span><text:span text:style-name="T8">or specified </text:span><text:span text:style-name="T5">with a value of</text:span><text:span text:style-name="T4"> zero:</text:span></text:p>
            <text:list xml:id="list7508528854729976547" text:style-name="WWNum1">
              <text:list-item>
                <text:p text:style-name="P29"><text:span text:style-name="T4">if </text:span><text:span text:style-name="T11">p</text:span><text:span text:style-name="T4"> &lt;= 2: </text:span><text:span text:style-name="java-type">java.lang.Byte</text:span></text:p>
              </text:list-item>
              <text:list-item>
                <text:p text:style-name="P29"><text:span text:style-name="T4">if 2 &lt; </text:span><text:span text:style-name="T11">p</text:span><text:span text:style-name="T4"> &lt;= 4: </text:span><text:span text:style-name="java-type">java.lang.Short</text:span></text:p>
              </text:list-item>
              <text:list-item>
                <text:p text:style-name="P29"><text:span text:style-name="T4">if 4 &lt; </text:span><text:span text:style-name="T11">p</text:span><text:span text:style-name="T4"> &lt;= </text:span><text:span text:style-name="T10">9</text:span><text:span text:style-name="T4">: </text:span><text:span text:style-name="java-type">java.lang.Integer</text:span></text:p>
              </text:list-item>
              <text:list-item>
                <text:p text:style-name="P29"><text:span text:style-name="T4">if 8 &lt; </text:span><text:span text:style-name="T11">p</text:span><text:span text:style-name="T4"> &lt;= 18: </text:span><text:span text:style-name="java-type">java.lang.Long</text:span></text:p>
              </text:list-item>
              <text:list-item>
                <text:p text:style-name="P29"><text:span text:style-name="T4">if </text:span><text:bookmark-start text:name="__UnoMark__1_14423134351"/><text:span text:style-name="T11">p</text:span><text:bookmark-end text:name="__UnoMark__1_14423134351"/><text:span text:style-name="T4"> &gt; 18: </text:span><text:span text:style-name="java-type">java.math.BigInteger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7">REAL</text:p>
          </table:table-cell>
          <table:table-cell table:style-name="Table1.B2" office:value-type="string">
            <text:p text:style-name="P19"><text:span text:style-name="java-type">java.lang.Float</text:span></text:p>
          </table:table-cell>
        </table:table-row>
        <table:table-row table:style-name="Table1.1">
          <table:table-cell table:style-name="Table1.A2" office:value-type="string">
            <text:p text:style-name="P7">DOUBLE PRECISION</text:p>
          </table:table-cell>
          <table:table-cell table:style-name="Table1.B2" office:value-type="string">
            <text:p text:style-name="Table_20_Contents"><text:span text:style-name="java-type">java.lang.Double</text:span></text:p>
          </table:table-cell>
        </table:table-row>
        <table:table-row table:style-name="Table1.1">
          <table:table-cell table:style-name="Table1.A2" office:value-type="string">
            <text:p text:style-name="P5">CHAR(n),</text:p>
            <text:p text:style-name="P5">VARCHAR(n),</text:p>
            <text:p text:style-name="P14">TEXT</text:p>
          </table:table-cell>
          <table:table-cell table:style-name="Table1.B2" office:value-type="string">
            <text:p text:style-name="Table_20_Contents"><text:span text:style-name="java-type">java.lang.String</text:span></text:p>
          </table:table-cell>
        </table:table-row>
        <table:table-row table:style-name="Table1.1">
          <table:table-cell table:style-name="Table1.A2" office:value-type="string">
            <text:p text:style-name="P9">BYTEA</text:p>
          </table:table-cell>
          <table:table-cell table:style-name="Table1.B2" office:value-type="string">
            <text:p text:style-name="Table_20_Contents"><text:span text:style-name="java-type">byte</text:span><text:span text:style-name="java-type"><text:span text:style-name="T1">[]</text:span></text:span></text:p>
          </table:table-cell>
        </table:table-row>
        <table:table-row table:style-name="Table1.1">
          <table:table-cell table:style-name="Table1.A2" office:value-type="string">
            <text:p text:style-name="P5">DATE</text:p>
          </table:table-cell>
          <table:table-cell table:style-name="Table1.B2" office:value-type="string">
            <text:p text:style-name="Table_20_Contents"><text:span text:style-name="java-type">java.sql.Date</text:span></text:p>
          </table:table-cell>
        </table:table-row>
        <table:table-row table:style-name="Table1.1">
          <table:table-cell table:style-name="Table1.A2" office:value-type="string">
            <text:p text:style-name="P10">TIME,</text:p>
            <text:p text:style-name="P10">TIMEZ,</text:p>
            <text:p text:style-name="P13">TIME WITH TIME ZONE</text:p>
          </table:table-cell>
          <table:table-cell table:style-name="Table1.B2" office:value-type="string">
            <text:p text:style-name="P21"><text:span text:style-name="java-type">java.sql.</text:span><text:span text:style-name="java-type"><text:span text:style-name="T17">Time</text:span></text:span></text:p>
          </table:table-cell>
        </table:table-row>
        <table:table-row table:style-name="Table1.1">
          <table:table-cell table:style-name="Table1.A2" office:value-type="string">
            <text:p text:style-name="P11">TIMESTAMP,</text:p>
            <text:p text:style-name="P10">TIMESTAMPZ,</text:p>
            <text:p text:style-name="P13">TIMESTAMP WITH TIME ZONE</text:p>
          </table:table-cell>
          <table:table-cell table:style-name="Table1.B2" office:value-type="string">
            <text:p text:style-name="Table_20_Contents"><text:span text:style-name="java-type">java.sql.Time</text:span><text:span text:style-name="java-type"><text:span text:style-name="T16">stamp</text:span></text:span></text:p>
          </table:table-cell>
        </table:table-row>
        <table:table-row table:style-name="Table1.1">
          <table:table-cell table:style-name="Table1.A2" office:value-type="string">
            <text:p text:style-name="P12">BOOLEAN</text:p>
          </table:table-cell>
          <table:table-cell table:style-name="Table1.B2" office:value-type="string">
            <text:p text:style-name="P24"><text:span text:style-name="java-type">java.l</text:span><text:span text:style-name="java-type"><text:span text:style-name="T22">ang</text:span></text:span><text:span text:style-name="java-type">.</text:span><text:span text:style-name="java-type"><text:span text:style-name="T18">Boolean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6">INTERVAL</text:p>
          </table:table-cell>
          <table:table-cell table:style-name="Table1.B2" office:value-type="string">
            <text:p text:style-name="P22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5">URITYPE</text:p>
          </table:table-cell>
          <table:table-cell table:style-name="Table1.B2" office:value-type="string">
            <text:p text:style-name="Table_20_Contents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7">MONEY</text:p>
          </table:table-cell>
          <table:table-cell table:style-name="Table1.B2" office:value-type="string">
            <text:p text:style-name="P23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8">POINT,</text:p>
            <text:p text:style-name="P18">LINE,</text:p>
            <text:p text:style-name="P18">LSEG,</text:p>
            <text:p text:style-name="P18">BOX,</text:p>
            <text:p text:style-name="P18">PATH,</text:p>
            <text:p text:style-name="P18">POLYGON,</text:p>
            <text:p text:style-name="P18">CIRCLE</text:p>
          </table:table-cell>
          <table:table-cell table:style-name="Table1.B2" office:value-type="string">
            <text:p text:style-name="P25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8">CIDR,</text:p>
            <text:p text:style-name="P18">INET,</text:p>
            <text:p text:style-name="P18">MACADDR</text:p>
          </table:table-cell>
          <table:table-cell table:style-name="Table1.B2" office:value-type="string">
            <text:p text:style-name="P25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8">BIT(n),</text:p>
            <text:p text:style-name="P18">BIT VARYING(n)</text:p>
          </table:table-cell>
          <table:table-cell table:style-name="Table1.B2" office:value-type="string">
            <text:p text:style-name="P25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8">UUID,</text:p>
            <text:p text:style-name="P18">JSON,</text:p>
            <text:p text:style-name="P18">JSONB</text:p>
          </table:table-cell>
          <table:table-cell table:style-name="Table1.B2" office:value-type="string">
            <text:p text:style-name="P25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8">(uni/multidimensional arrays)</text:p>
            <text:p text:style-name="P18">INTEGER[],</text:p>
            <text:p text:style-name="P18">CHAR[][],</text:p>
            <text:p text:style-name="P18">INTEGER ARRAY</text:p>
          </table:table-cell>
          <table:table-cell table:style-name="Table1.B2" office:value-type="string">
            <text:p text:style-name="P25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8">INT4RANGE,</text:p>
            <text:p text:style-name="P18">INT8RANGE,</text:p>
            <text:p text:style-name="P18">NUMRANGE,</text:p>
            <text:p text:style-name="P18">TSRANGE,</text:p>
            <text:p text:style-name="P18">TSTZRANGE,</text:p>
            <text:p text:style-name="P18">DATERANGE</text:p>
          </table:table-cell>
          <table:table-cell table:style-name="Table1.B2" office:value-type="string">
            <text:p text:style-name="P25">Not supported by the DAO Generator</text:p>
          </table:table-cell>
        </table:table-row>
        <table:table-row table:style-name="Table1.1">
          <table:table-cell table:style-name="Table1.A2" office:value-type="string">
            <text:p text:style-name="P18">(<text:span text:style-name="T20">PostgreSQL </text:span>custom data types)</text:p>
          </table:table-cell>
          <table:table-cell table:style-name="Table1.B2" office:value-type="string">
            <text:p text:style-name="P25">Not supported by the DAO Generat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java-type" style:family="text">
      <style:text-properties fo:color="#000000" style:font-name="Courier 10 Pitch" fo:font-family="'Courier 10 Pitch'" style:font-family-generic="roman" style:font-pitch="variable" fo:font-size="10pt" fo:background-color="#ffffcc" style:font-size-asian="10pt" style:font-size-complex="10pt" fo:padding-left="0.0138in" fo:padding-right="0.0138in" fo:padding-top="0in" fo:padding-bottom="0.0138in" fo:border="0.26pt solid #000001" style:shadow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23:28:51</meta:creation-date>
    <dc:language>en-US</dc:language>
    <meta:editing-cycles>35</meta:editing-cycles>
    <meta:editing-duration>PT1H4M24S</meta:editing-duration>
    <meta:generator>LibreOffice/4.2.8.2$Linux_X86_64 LibreOffice_project/420m0$Build-2</meta:generator>
    <dc:date>2015-12-14T09:54:57.287623945</dc:date>
    <meta:document-statistic meta:table-count="1" meta:image-count="0" meta:object-count="0" meta:page-count="2" meta:paragraph-count="89" meta:word-count="305" meta:character-count="1901" meta:non-whitespace-character-count="1688"/>
  </office:meta>
</office:document-meta>
</file>